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, sans-serif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left="0.3126in" fo:margin-right="0in" fo:text-indent="0in" style:auto-text-indent="false"/>
    </style:style>
    <style:style style:name="P3" style:family="paragraph" style:parent-style-name="Text_20_body" style:list-style-name="L1">
      <style:text-properties officeooo:paragraph-rsid="001d9467"/>
    </style:style>
    <style:style style:name="P4" style:family="paragraph" style:parent-style-name="Text_20_body" style:list-style-name="L1">
      <style:text-properties officeooo:paragraph-rsid="001ff8f7"/>
    </style:style>
    <style:style style:name="P5" style:family="paragraph" style:parent-style-name="Text_20_body">
      <style:paragraph-properties fo:text-align="start" style:justify-single-word="false" fo:orphans="2" fo:widows="2" fo:padding="0in" fo:border="none"/>
      <style:text-properties fo:font-variant="normal" fo:text-transform="none" fo:color="#373a3c" loext:opacity="100%" style:font-name="Poppins" fo:font-size="11.25pt" fo:letter-spacing="normal" fo:font-style="normal" fo:font-weight="normal" style:font-name-asian="Poppins" style:font-size-asian="11.25pt" style:font-style-asian="normal" style:font-weight-asian="normal" style:font-name-complex="Poppins" style:font-size-complex="11.25pt" style:font-style-complex="normal" style:font-weight-complex="normal"/>
    </style:style>
    <style:style style:name="P6" style:family="paragraph">
      <style:text-properties officeooo:paragraph-rsid="001d9467"/>
    </style:style>
    <style:style style:name="P7" style:family="paragraph" style:parent-style-name="Text_20_body">
      <style:text-properties officeooo:paragraph-rsid="001d9467"/>
    </style:style>
    <style:style style:name="P8" style:family="paragraph" style:parent-style-name="Text_20_body" style:list-style-name="L2">
      <style:paragraph-properties fo:padding="0.0193in" fo:border="0.06pt solid #d9d9e3"/>
    </style:style>
    <style:style style:name="P9" style:family="paragraph" style:parent-style-name="Text_20_body">
      <style:paragraph-properties fo:padding="0.0193in" fo:border="0.06pt solid #d9d9e3"/>
    </style:style>
    <style:style style:name="T1" style:family="text">
      <style:text-properties officeooo:rsid="001f2691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">
        <style:list-level-properties text:space-before="0.4925in"/>
      </text:list-level-style-bullet>
      <text:list-level-style-number text:level="2" text:style-name="Numbering_20_Symbols" loext:num-list-format="%2%." style:num-suffix="." style:num-format="1">
        <style:list-level-properties text:space-before="0.9846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yui_3_17_2_1_1681805745939_128">
        <text:section text:style-name="Sect1" text:name="yui_3_17_2_1_1681805745939_127">
          <text:section text:style-name="Sect1" text:name="yui_3_17_2_1_1681805745939_126">
            <text:section text:style-name="Sect1" text:name="yui_3_17_2_1_1681805745939_145">
              <text:section text:style-name="Sect1" text:name="yui_3_17_2_1_1681805745939_144">
                <text:section text:style-name="Sect1" text:name="yui_3_17_2_1_1681805745939_143">
                  <text:list xml:id="list2855937094" text:style-name="L1">
                    <text:list-header>
                      <text:p text:style-name="P3"><text:bookmark text:name="yui_3_17_2_1_1681805745939_142"/>Подумайте над следующими вопросами:</text:p>
                    </text:list-header>
                    <text:list-item>
                      <text:p text:style-name="P4">Социокультурные «риски» глобализации. Как глобализация себя проявляет  в социокультурной сфере ?</text:p>
                      <text:p text:style-name="P4">В своей книге "Ускользающий мир" Энтони Гидденс обсуждает различные социокультурные риски, связанные с глобализацией. Он утверждает, что глобализация себя проявляет в социокультурной сфере следующими способами:</text:p>
                    </text:list-item>
                  </text:list>
                  <text:list text:style-name="L2">
                    <text:list-item>
                      <text:p text:style-name="P8">Гомогенизация культур. Глобализация может приводить к потере культурных традиций и особенностей разных стран и регионов в мире. Под влиянием глобальных тенденций многие люди становятся похожими друг на друга, и многие культурные особенности и традиции могут исчезнуть.</text:p>
                    </text:list-item>
                    <text:list-item>
                      <text:p text:style-name="P8">Конфликты культур. С другой стороны, глобализация может привести к конфликтам между разными культурами и религиями, так как различные группы могут не принимать и не уважать друг друга из-за разных культурных традиций и убеждений.</text:p>
                    </text:list-item>
                    <text:list-item>
                      <text:p text:style-name="P8">Потеря социальной идентичности. Глобализация может привести к потере социальной идентичности многих людей, особенно в странах, которые быстро меняются под влиянием глобальных процессов. Многие люди могут чувствовать себя потерянными и беспомощными, не зная, какой именно социальной группе они принадлежат.</text:p>
                    </text:list-item>
                    <text:list-item>
                      <text:p text:style-name="P8">Распространение новых технологий. Глобализация способствует распространению новых технологий по всему миру, что может иметь как положительные, так и отрицательные последствия. Новые технологии могут улучшать качество жизни и способствовать развитию экономики, но также могут повышать уровень безработицы и создавать новые виды преступности и мошенничества.</text:p>
                    </text:list-item>
                  </text:list>
                  <text:p text:style-name="P9">В целом, социокультурные риски глобализации связаны с потерей культурной разнообразности, конфликтами между культурами, потерей социальной идентичности и распространением новых технологий. Гидденс предлагает различные стратегии для снижения этих рисков, включая развитие культурного плюрализма и уважение культурных различий, а так</text:p>
                  <text:p text:style-name="P9"/>
                  <text:list xml:id="list120541124538015" text:continue-list="list2855937094" text:style-name="L1">
                    <text:list-item>
                      <text:p text:style-name="P3">Значение и роль традиций в обществе. Конструктивная/естественная природа традиций.</text:p>
                    </text:list-item>
                  </text:list>
                  <text:p text:style-name="P7">В произведении "Ускользающий мир" Э. Гидденс подчеркивает, что традиции играют важную роль в обществе. Традиции - это наследие прошлого, передаваемое от поколения к поколению, которое имеет большое значение для стабильности и устойчивости общества. Традиции являются элементом культуры и образа жизни, формирующим личность, поведение и взаимоотношения людей в обществе.</text:p>
                  <text:p text:style-name="P9">Гидденс отмечает, что традиции могут иметь как конструктивную, так и естественную природу. Конструктивные традиции - это те, которые осознанно создаются и сохраняются людьми с целью обеспечить определенный порядок и стабильность в обществе. Например, законы и правила, которые регулируют поведение людей в обществе. Естественные <text:soft-page-break/>традиции, с другой стороны, возникают самостоятельно и непреднамеренно, в результате повторения каких-то действий или событий, которые приобретают символическое значение и передаются далее.</text:p>
                  <text:p text:style-name="P9">В обществе традиции играют важную роль в формировании культуры, ценностей, общественных норм и морали. Однако, по мнению Гидденса, традиции должны быть динамичными и адаптивными к изменяющимся условиям жизни. Строгая приверженность традициям может привести к застою и консерватизму, что может затруднить развитие общества. Поэтому, по мнению Гидденса, важно сохранять баланс между сохранением традиций и их изменением в соответствии с изменяющимися обстоятельствами.</text:p>
                  <text:p text:style-name="P7"/>
                  <text:list xml:id="list120543080138518" text:continue-numbering="true" text:style-name="L1">
                    <text:list-item>
                      <text:p text:style-name="P3">Статус традиций в современном обществе? Феномен детрадиционализации.</text:p>
                    </text:list-item>
                  </text:list>
                  <text:p text:style-name="P7">В произведении "Ускользающий мир" Энтони Гидденс обращается к вопросу о статусе традиций в современном обществе и феномену детрадиционализации. Гидденс отмечает, что в современном обществе традиции утрачивают свою роль как ориентиры поведения и источники знаний о мире. Он говорит о процессе детрадиционализации, который заключается в уменьшении влияния традиционных общностей и их норм на поведение индивидов.</text:p>
                  <text:p text:style-name="P9">Гидденс отмечает, что детрадиционализация является результатом процессов глобализации и модернизации, которые приводят к распаду традиционных общностей и национальных культур. Вместе с тем, он отмечает, что традиции сохраняют свою значимость для индивидов в качестве источников личной идентичности. Таким образом, традиции могут выступать в роли символов, связывающих людей внутри определенных социокультурных групп, но уже не могут служить основой для определения места человека в обществе и его роли в жизни.</text:p>
                  <text:p text:style-name="P9">Гидденс также отмечает, что детрадиционализация не является однородным процессом. В различных культурах и общностях он может проявляться по-разному и иметь разные последствия для социальной жизни. Некоторые культуры могут сохранять свои традиции и традиционные образы жизни, в то время как другие могут стремиться к современности и переосмыслению своих традиций.</text:p>
                  <text:p text:style-name="P9">Таким образом, согласно Гидденсу, традиции в современном обществе сохраняют свою значимость для личной идентичности, но утрачивают свою роль как ориентиры поведения и источники знаний о мире. Феномен детрадиционализации связан с процессами глобализации и модернизации и может проявляться по-разному в различных культурах и общностях.</text:p>
                  <text:p text:style-name="P7"/>
                  <text:list xml:id="list120543048873897" text:continue-numbering="true" text:style-name="L1">
                    <text:list-item>
                      <text:p text:style-name="P3">Особенности личностной идентичности  и специфика формирования коллективной памяти (социально-исторической идентичности) в эпоху детрадиционализации.</text:p>
                    </text:list-item>
                  </text:list>
                  <text:p text:style-name="P7">В своей книге "Ускользающий мир" Э. Гидденс отмечает, что в эпоху современности, характеризующуюся быстрыми темпами социальных изменений и детрадиционализацией, личностная идентичность приобретает особую важность. Личность вынуждена самостоятельно определять свою жизненную позицию, ценности и мировоззрение, не полагаясь на традиционные общественные рамки.</text:p>
                  <text:p text:style-name="P9"><text:soft-page-break/>При этом Гидденс отмечает, что формирование личностной идентичности всегда происходит в контексте коллективной памяти, т.е. социально-исторической идентичности, которая передается через культуру, образование, массовую коммуникацию и т.д. Однако в условиях детрадиционализации процесс формирования коллективной памяти становится более сложным и разнородным. Гидденс говорит о том, что современная коллективная память формируется на основе "отрывков" и "фрагментов" истории и культуры, которые каждый индивид вынужден самостоятельно собирать и составлять в единую картину мира.</text:p>
                  <text:p text:style-name="P9">Таким образом, современная личностная идентичность и социально-историческая идентичность становятся более гибкими и изменчивыми, нежели в традиционном обществе, где эти процессы были более стабильными и неподвижными. В то же время, Гидденс подчеркивает, что сохранение и передача традиций и культурных ценностей является важным фактором в формировании социальной идентичности и может служить "стабилизатором" в быстро меняющемся мире.</text:p>
                  <text:p text:style-name="P7"/>
                  <text:list xml:id="list120541101500949" text:continue-numbering="true" text:style-name="L1">
                    <text:list-item>
                      <text:p text:style-name="P3">Тенденции глобализации: фундаментализм и космополитизм.</text:p>
                    </text:list-item>
                  </text:list>
                  <text:p text:style-name="P7">В произведении "Ускользающий мир" Э. Гидденс говорит о двух противоположных тенденциях, которые он считает характерными для глобализации: фундаментализме и космополитизме.</text:p>
                  <text:p text:style-name="P9">Фундаментализм - это форма религиозной идентичности, которая отличается жестким литеральным толкованием священных текстов и стремится к возвращению к идеалам прошлого. Фундаменталисты обычно выступают против глобализации, которая, по их мнению, разрушает традиционные ценности и стирает границы между культурами. Они часто используют насилие в качестве средства защиты своих идей.</text:p>
                  <text:p text:style-name="P9">Космополитизм, напротив, относится к тенденции к мировому гражданству и к открытости к разным культурам и традициям. Космополиты склонны к идеалам межкультурного диалога, толерантности и взаимного обмена. Они считают, что глобализация может привести к сближению международных культур и к созданию мирового сообщества.</text:p>
                  <text:p text:style-name="P9">Обе тенденции, по мнению Гидденса, имеют свои плюсы и минусы, и их влияние на глобализацию может быть как положительным, так и отрицательным. Важно понимать, что каждая из этих тенденций может иметь свои негативные последствия, если она принимается в экстремальной форме.</text:p>
                  <text:p text:style-name="P7"/>
                  <text:list xml:id="list120542430312227" text:continue-numbering="true" text:style-name="L1">
                    <text:list-item>
                      <text:p text:style-name="P3">«Традиционная» семья  и демократия чувств  в эпоху глобализации.</text:p>
                    </text:list-item>
                  </text:list>
                  <text:p text:style-name="P7">В произведении "Ускользающий мир" Энтони Гидденс обсуждает влияние глобализации на семейные отношения и демократию чувств. Он отмечает, что традиционная семья, как она была определена в прошлом, теряет свою значимость в эпоху глобализации. Новые формы семейных отношений, такие как одинокие родители, брачные пары без детей и однополые браки, становятся все более распространенными.</text:p>
                  <text:p text:style-name="P9">Гидденс также говорит о том, что глобализация может повлиять на демократию чувств, то есть на эмоциональную свободу и выражение чувств в отношениях между людьми. <text:soft-page-break/>Глобализация создает условия для того, чтобы люди могли быть более свободными в выражении своих чувств и стремлений. Но, с другой стороны, она может также привести к разрушению традиционных форм общения и созданию эмоциональных барьеров между людьми из разных культур и общественных слоев.</text:p>
                  <text:p text:style-name="P9">Таким образом, Гидденс считает, что глобализация оказывает значительное влияние на семейные отношения и демократию чувств. Она создает новые возможности и вызовы, которые должны быть учтены при создании новых форм семейной и социальной жизни.</text:p>
                  <text:p text:style-name="P7"/>
                </text:section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11:45:07.288094951</meta:creation-date>
    <meta:generator>LibreOffice/7.4.6.2$Linux_X86_64 LibreOffice_project/40$Build-2</meta:generator>
    <dc:date>2023-04-18T12:05:40.907472371</dc:date>
    <meta:editing-duration>PT20M30S</meta:editing-duration>
    <meta:editing-cycles>10</meta:editing-cycles>
    <meta:document-statistic meta:table-count="0" meta:image-count="0" meta:object-count="0" meta:page-count="4" meta:paragraph-count="30" meta:word-count="1127" meta:character-count="8811" meta:non-whitespace-character-count="7722"/>
  </office:meta>
</office:document-meta>
</file>